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7,003,713,61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3,320,625,958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9,774,021,003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7,378,599,025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9,964,788,814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5,680,532,613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9,650,530,214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4,657,139,495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2,014,249,841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9,081,425,282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7,941,177,434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1,843,529,024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8,649,590,248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8,399,046,025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6,675,948,414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5,224,257,698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4,142,035,080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3,581,644,245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3,375,976,353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2,711,213,451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2,270,448,700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7,683,852,496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,496,195,45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16:55.352486410</dc:date>
    <meta:editing-duration>PT6H8M48S</meta:editing-duration>
    <meta:editing-cycles>168</meta:editing-cycles>
    <meta:generator>LibreOffice/7.2.6.2$Linux_X86_64 LibreOffice_project/20$Build-2</meta:generator>
    <meta:document-statistic meta:table-count="1" meta:cell-count="48" meta:object-count="0"/>
  </office:meta>
</office:document-meta>
</file>